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6.85cm" fo:min-width="22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46cm" fo:min-width="5.89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548cm" fo:min-width="15.49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284cm" fo:min-width="5.03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638cm" fo:min-width="15.088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916cm" fo:min-width="11.266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3cm" svg:height="17.1cm" svg:x="1.8cm" svg:y="2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cm" svg:y1="5.9cm" svg:x2="24.8cm" svg:y2="5.9cm">
          <text:p/>
        </draw:line>
        <draw:line draw:style-name="gr2" draw:text-style-name="P1" draw:layer="layout" svg:x1="1.8cm" svg:y1="10.5cm" svg:x2="24.9cm" svg:y2="10.5cm">
          <text:p/>
        </draw:line>
        <draw:line draw:style-name="gr2" draw:text-style-name="P1" draw:layer="layout" svg:x1="1.8cm" svg:y1="15.5cm" svg:x2="24.9cm" svg:y2="15.5cm">
          <text:p/>
        </draw:line>
        <draw:custom-shape draw:style-name="gr3" draw:text-style-name="P1" xml:id="id1" draw:id="id1" draw:layer="layout" svg:width="6.6cm" svg:height="2.1cm" svg:x="9.6cm" svg:y="3.3cm">
          <text:p text:style-name="P1">Aplicación</text:p>
          <text:p text:style-name="P1">Djan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16.3cm" svg:height="3.1cm" svg:x="4.8cm" svg:y="6.8cm">
          <text:p text:style-name="P2">Administrador de</text:p>
          <text:p text:style-name="P2">Archiv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7cm" svg:height="1.7cm" svg:x="14.9cm" svg:y="7.8cm">
          <text:p text:style-name="P1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" draw:id="id3" draw:layer="layout" svg:width="15.9cm" svg:height="3.2cm" svg:x="5.1cm" svg:y="11.4cm">
          <text:p text:style-name="P1">Sistema manejador de archivos </text:p>
          <text:p text:style-name="P1">(Sistema Operativo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4" draw:id="id4" draw:layer="layout" svg:width="12cm" svg:height="2.4cm" svg:x="7.1cm" svg:y="16.6cm">
          <text:p text:style-name="P1">Disco Du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2.9cm" svg:y1="5.4cm" svg:x2="12.95cm" svg:y2="6.8cm" draw:start-shape="id1" draw:start-glue-point="2" draw:end-shape="id2" svg:d="M12900 5400l50 1400" svg:viewBox="0 0 51 1401">
          <text:p/>
        </draw:connector>
        <draw:connector draw:style-name="gr8" draw:text-style-name="P1" draw:layer="layout" draw:type="line" svg:x1="12.95cm" svg:y1="9.9cm" svg:x2="13.05cm" svg:y2="11.4cm" draw:start-shape="id2" draw:start-glue-point="2" draw:end-shape="id3" draw:end-glue-point="0" svg:d="M12950 9900l100 1500" svg:viewBox="0 0 101 1501">
          <text:p/>
        </draw:connector>
        <draw:connector draw:style-name="gr8" draw:text-style-name="P1" draw:layer="layout" draw:type="line" svg:x1="13.05cm" svg:y1="14.6cm" svg:x2="13.1cm" svg:y2="16.6cm" draw:start-shape="id3" draw:start-glue-point="2" draw:end-shape="id4" svg:d="M13050 14600l50 2000" svg:viewBox="0 0 5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Velasquez</meta:initial-creator>
    <meta:creation-date>2016-10-21T17:07:33.308136953</meta:creation-date>
    <dc:date>2016-10-21T17:14:55.530566990</dc:date>
    <dc:creator>Erik Velasquez</dc:creator>
    <meta:editing-duration>PT7M21S</meta:editing-duration>
    <meta:editing-cycles>2</meta:editing-cycles>
    <meta:generator>LibreOffice/4.3.7.2$Linux_X86_64 LibreOffice_project/430$Build-2</meta:generator>
    <meta:document-statistic meta:object-count="12"/>
  </office:meta>
</office:document-meta>
</file>